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för Windmaster – version 0.1</text:p>
      <text:p text:style-name="P2"/>
      <text:p text:style-name="Standard">Bäste köpare! Du har köpt en av de allra första Windmasters som existerar och som av en händelse är inte manualen helt klar och uppdaterad än. Kör du fast är du därför hemskt välkommen att ringa mig Thomas Hermansson på tel 0702-313255 eller maila på <text:a xlink:type="simple" xlink:href="mailto:thomas.hermansson@gmail.com" text:style-name="Internet_20_link" text:visited-style-name="Visited_20_Internet_20_Link">thomas.hermansson@gmail.com</text:a> så ska jag hjälpa dig med eventuella problem. Du är hemskt välkommen att komma med synpunkter, helst i mailform. Jag är medveten om att plastlådan som Windmastern är monterad i, samt skyddet för temperatur och luftfuktighetssensorn bör snyggas till. Dessa är utskrivna med en 3D Skrivare.</text:p>
      <text:p text:style-name="Standard"/>
      <text:p text:style-name="Standard"><text:span text:style-name="T1">Installationssteg</text:span>.</text:p>
      <text:p text:style-name="Standard"/>
      <text:list xml:id="list9181990350071077853" text:style-name="L1">
        <text:list-item>
          <text:p text:style-name="P1">Packa upp själva vindsensorn och sätt ihop den enligt den medföljande broshyren. Var noga då vindsensorn kommer sitta utomhus i vind och kyla och du vill att den ska hålla många år. Min har suttit i 5 år på min balkong och fungerar fortfarande.</text:p>
        </text:list-item>
        <text:list-item>
          <text:p text:style-name="P1">Montera upp vindsensorn på ett högt ställe där det kan blåsa fritt från alla riktningar.</text:p>
        </text:list-item>
        <text:list-item>
          <text:p text:style-name="P1">Koppla in den svarta vindsensor sladden i den kontakt som är närmast strömkontakten.</text:p>
        </text:list-item>
        <text:list-item>
          <text:p text:style-name="P1">Montera upp Temperatursensorn i ett skuggigt läge utomhus. Direkt solljus kommer ge signifikant högre temperatur och lägre luftfuktighet.</text:p>
        </text:list-item>
        <text:list-item>
          <text:p text:style-name="P1">Koppla in temperatursensorn i det andra lediga uttaget.</text:p>
        </text:list-item>
        <text:list-item>
          <text:p text:style-name="P1">Koppla in den röda USB sladden och sätt i den lilla Bluetooth sändaren i andra ändan.</text:p>
        </text:list-item>
        <text:list-item>
          <text:p text:style-name="P1">Koppla in strömadaptern.</text:p>
        </text:list-item>
        <text:list-item>
          <text:p text:style-name="P1">Ta fram din androidmobil/surfplatta som du tänker använda till WindMastern. </text:p>
          <text:list>
            <text:list-item>
              <text:p text:style-name="P1">Om du tänker använda bluetooth så slå på bluetooth, och para din telefon med tillbehöret som dyker upp som ”IOIO”. Pinkoden som efterfrågas är ”4545”.</text:p>
            </text:list-item>
            <text:list-item>
              <text:p text:style-name="P1">Om du tänker använda en USB sladd så koppla in den i androidtelefonen och sätt den andra änden i den röda sladden (och ta bort bluetooth sändaren som du satte dit i steg 6)</text:p>
            </text:list-item>
          </text:list>
        </text:list-item>
        <text:list-item>
          <text:p text:style-name="P1">Gå till Google Play Butiken i din androidtelefon och sök upp appen ”WindMaster” och installera den. WindMaster appen är byggd så att om telefonen/surfplattan startas om så startar appen alltid automatiskt.</text:p>
        </text:list-item>
        <text:list-item>
          <text:p text:style-name="P1">Vid appens första uppstart kommer den fråga dig om du är en ny användare och därmed leda in dig i en sida där man får namnge sin väderstation och ange position. Döp sensorn till vad du vill – det är detta namn som kommer synas på websidorna <text:a xlink:type="simple" xlink:href="http://www.surfvind.se/" text:style-name="Internet_20_link" text:visited-style-name="Visited_20_Internet_20_Link">www.surfvind.se</text:a> och <text:a xlink:type="simple" xlink:href="http://www.vindinfo.se/" text:style-name="Internet_20_link" text:visited-style-name="Visited_20_Internet_20_Link">www.vindinfo.se</text:a> . Du kan närsomhelst byta namn till ett annat. Låt ”Update Frequency” och ”Measurement Delay” vara. Längst ner kommer programmet försöka hitta din position. Slå gärna på GPS:en och vänta nån minut så att Latitude och Longitude fylls i. Tryck sedan på ”Save and Update”</text:p>
        </text:list-item>
        <text:list-item>
          <text:p text:style-name="P1">Nu kommer du se huvudskärmen där väderdatan presenteras. Om du är för långt bort från kontrollenheten så når inte bluetooth signalen fram. Det visas en röd text ”Controller Unit NOT Connected....” om telefonen inte har fått kontakt med WindMaster enheten. Om inget hänt efter 5-10 sek starta då om WindMastern enheten och sedan appen. (Jag har sett problem vid första uppstarten ibland).</text:p>
        </text:list-item>
        <text:list-item>
          <text:p text:style-name="P1">Nu är det bara till att hänga upp telefonen på väggen om du vill ha den som en väggdisplay. Därefter väntar du i några minuter innan väderdata börjar presenteras på de båda sidorna <text:a xlink:type="simple" xlink:href="http://www.surfvind.se/" text:style-name="Internet_20_link" text:visited-style-name="Visited_20_Internet_20_Link">www.surfvind.se</text:a> och <text:a xlink:type="simple" xlink:href="http://www.vindinfo.se/" text:style-name="Internet_20_link" text:visited-style-name="Visited_20_Internet_20_Link">www.vindinfo.se</text:a> (Notera att diagrammen kan se konstiga ut innan tillräklig mängd data samlats in).</text:p>
        </text:list-item>
        <text:list-item>
          <text:p text:style-name="P1">Både websidorna och appen utvecklas fortfarande så förbättringar kommer.</text:p>
        </text:list-item>
        <text:list-item>
          <text:p text:style-name="P1">Frågor, kommentarer och förslag mailas lättast till <text:a xlink:type="simple" xlink:href="mailto:thomas.hermansson@gmail.com" text:style-name="Internet_20_link" text:visited-style-name="Visited_20_Internet_20_Link">thomas.hermansson@gmail.com</text:a></text:p>
        </text:list-item>
      </text:list>
      <text:p text:style-name="Standard"/>
      <text:p text:style-name="Standard"/>
      <text:p text:style-name="Standard">vänliga hälsningar</text:p>
      <text:p text:style-name="Standard">Thomas Hermansson</text:p>
      <text:list xml:id="list42689999" text:continue-numbering="true"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Hermansson</meta:initial-creator>
    <meta:creation-date>2015-07-27T22:01:22.62</meta:creation-date>
    <dc:date>2015-07-28T22:51:44.72</dc:date>
    <dc:creator>Thomas Hermansson</dc:creator>
    <meta:editing-duration>P1DT4M9S</meta:editing-duration>
    <meta:editing-cycles>3</meta:editing-cycles>
    <meta:generator>OpenOffice/4.1.1$Win32 OpenOffice.org_project/411m6$Build-9775</meta:generator>
    <meta:printed-by>Thomas Hermansson</meta:printed-by>
    <meta:print-date>2015-07-28T22:51:34.09</meta:print-date>
    <meta:document-statistic meta:table-count="0" meta:image-count="0" meta:object-count="0" meta:page-count="1" meta:paragraph-count="21" meta:word-count="559" meta:character-count="3394"/>
  </office:meta>
</office:document-meta>
</file>